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snapshot-png-MathLatex0.png"/>
  <manifest:file-entry manifest:media-type="image/png" manifest:full-path="Pictures/LatexMath0.png"/>
  <manifest:file-entry manifest:media-type="image/png" manifest:full-path="Pictures/MathLatex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1" style:family="text" style:parent-style-name="Normal">
      <style:text-properties fo:color="#000000" style:font-name="Times New Roman" fo:font-size="12pt" fo:language="en" fo:country="US" fo:font-weight="normal" fo:background-color="transparent" text:display="true"/>
    </style:style>
  </office:automatic-styles>
  <office:body>
    <office:text>
      <text:p text:style-name="Normal"><text:span text:style-name="T1"><draw:frame svg:width="0.539583in" svg:height="0.158333in"><draw:object><math:math xmlns="http://www.w3.org/1998/Math/MathML" display="block"><math:mi>e</math:mi><math:mo>=</math:mo><math:msup><math:mi>mc</math:mi> <math:mn>2 </math:mn></math:msup></math:math></draw:object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en" fo:country="US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0.5in" fo:margin-bottom="0.5in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